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8EA9DB"/>
    </style:style>
    <style:style style:name="ce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8EA9DB"/>
    </style:style>
    <style:style style:name="ce11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7.64645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gile_Estim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3">
            <text:p>Requirements</text:p>
          </table:table-cell>
          <table:table-cell office:value-type="string" table:style-name="ce4">
            <text:p>Value Points</text:p>
          </table:table-cell>
          <table:table-cell office:value-type="string" table:style-name="ce4">
            <text:p>User Story Points</text:p>
          </table:table-cell>
          <table:table-cell office:value-type="string" table:style-name="ce4">
            <text:p>BFTB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table:style-name="ce3"/>
          <table:table-cell table:number-columns-repeated="3" table:style-name="ce4"/>
          <table:table-cell table:number-columns-repeated="16379" table:style-name="ce1"/>
        </table:table-row>
        <table:table-row table:style-name="ro3">
          <table:table-cell office:value-type="string" table:style-name="ce6">
            <text:p>7.0 Synchronize</text:p>
          </table:table-cell>
          <table:table-cell office:value-type="string" table:style-name="ce6">
            <text:p>Synchronize app to calendar</text:p>
          </table:table-cell>
          <table:table-cell office:value-type="float" office:value="5" table:style-name="ce7">
            <text:p>5</text:p>
          </table:table-cell>
          <table:table-cell office:value-type="float" office:value="21" table:style-name="ce7">
            <text:p>21</text:p>
          </table:table-cell>
          <table:table-cell office:value-type="float" office:value="0.23809523809523808" table:formula="of:=[.C3]/[.D3]" table:style-name="ce6">
            <text:p>0.238095238</text:p>
          </table:table-cell>
          <table:table-cell table:style-name="ce1"/>
          <table:table-cell office:value-type="string" table:style-name="ce2">
            <text:p>7.0 Synchronize</text:p>
          </table:table-cell>
          <table:table-cell office:value-type="string" table:style-name="ce2">
            <text:p>Synchronize app to calendar</text:p>
          </table:table-cell>
          <table:table-cell office:value-type="float" office:value="5" table:style-name="ce5">
            <text:p>5</text:p>
          </table:table-cell>
          <table:table-cell office:value-type="float" office:value="21" table:style-name="ce5">
            <text:p>21</text:p>
          </table:table-cell>
          <table:table-cell office:value-type="float" office:value="0.23809523809523808" table:formula="of:=[.I3]/[.J3]" table:style-name="ce2">
            <text:p>0.238095238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7.0 Synchronize</text:p>
          </table:table-cell>
          <table:table-cell office:value-type="string" table:style-name="ce6">
            <text:p>Synchronize app to address book</text:p>
          </table:table-cell>
          <table:table-cell office:value-type="float" office:value="5" table:style-name="ce7">
            <text:p>5</text:p>
          </table:table-cell>
          <table:table-cell office:value-type="float" office:value="21" table:style-name="ce7">
            <text:p>21</text:p>
          </table:table-cell>
          <table:table-cell office:value-type="float" office:value="0.23809523809523808" table:formula="of:=[.C4]/[.D4]" table:style-name="ce6">
            <text:p>0.238095238</text:p>
          </table:table-cell>
          <table:table-cell table:style-name="ce1"/>
          <table:table-cell office:value-type="string" table:style-name="ce2">
            <text:p>7.0 Synchronize</text:p>
          </table:table-cell>
          <table:table-cell office:value-type="string" table:style-name="ce2">
            <text:p>Synchronize app to address book</text:p>
          </table:table-cell>
          <table:table-cell office:value-type="float" office:value="5" table:style-name="ce5">
            <text:p>5</text:p>
          </table:table-cell>
          <table:table-cell office:value-type="float" office:value="21" table:style-name="ce5">
            <text:p>21</text:p>
          </table:table-cell>
          <table:table-cell office:value-type="float" office:value="0.23809523809523808" table:formula="of:=[.I4]/[.J4]" table:style-name="ce2">
            <text:p>0.238095238</text:p>
          </table:table-cell>
          <table:table-cell table:number-columns-repeated="16373"/>
        </table:table-row>
        <table:table-row table:style-name="ro3">
          <table:table-cell office:value-type="string" table:style-name="ce8">
            <text:p>1.0 Record of Event</text:p>
          </table:table-cell>
          <table:table-cell office:value-type="string" table:style-name="ce8">
            <text:p>Creating an Event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formula="of:=[.C5]/[.D5]" table:style-name="ce8">
            <text:p>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8">
            <text:p>1.0 Record of Event</text:p>
          </table:table-cell>
          <table:table-cell office:value-type="string" table:style-name="ce8">
            <text:p>Deleting an Event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formula="of:=[.C6]/[.D6]" table:style-name="ce8">
            <text:p>5</text:p>
          </table:table-cell>
          <table:table-cell table:style-name="ce1"/>
          <table:table-cell office:value-type="string" table:style-name="ce2">
            <text:p>1.0 Record of Event</text:p>
          </table:table-cell>
          <table:table-cell office:value-type="string" table:style-name="ce2">
            <text:p>Creating an Event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formula="of:=[.I6]/[.J6]" table:style-name="ce2">
            <text:p>5</text:p>
          </table:table-cell>
          <table:table-cell table:number-columns-repeated="16373"/>
        </table:table-row>
        <table:table-row table:style-name="ro3">
          <table:table-cell office:value-type="string" table:style-name="ce8">
            <text:p>4.0 View Event</text:p>
          </table:table-cell>
          <table:table-cell office:value-type="string" table:style-name="ce8">
            <text:p>View the Event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formula="of:=[.C7]/[.D7]" table:style-name="ce8">
            <text:p>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1.0 Record of Event</text:p>
          </table:table-cell>
          <table:table-cell office:value-type="string" table:style-name="ce2">
            <text:p>Editing an Event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.5" table:formula="of:=[.C8]/[.D8]" table:style-name="ce2">
            <text:p>2.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3.0 Profile</text:p>
          </table:table-cell>
          <table:table-cell office:value-type="string" table:style-name="ce2">
            <text:p>Attendee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0.38461538461538464" table:formula="of:=[.C9]/[.D9]" table:style-name="ce2">
            <text:p>0.384615385</text:p>
          </table:table-cell>
          <table:table-cell table:number-columns-repeated="3" table:style-name="ce1"/>
          <table:table-cell table:style-name="ce11"/>
          <table:table-cell office:value-type="string" table:style-name="ce1">
            <text:p>Sprint 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3.0 Profile</text:p>
          </table:table-cell>
          <table:table-cell office:value-type="string" table:style-name="ce2">
            <text:p>Walk-in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0.38461538461538464" table:formula="of:=[.C10]/[.D10]" table:style-name="ce2">
            <text:p>0.384615385</text:p>
          </table:table-cell>
          <table:table-cell table:number-columns-repeated="3" table:style-name="ce1"/>
          <table:table-cell table:style-name="ce10"/>
          <table:table-cell office:value-type="string" table:style-name="ce1">
            <text:p>Sprint 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2.0 Attendance Sheet</text:p>
          </table:table-cell>
          <table:table-cell office:value-type="string" table:style-name="ce2">
            <text:p>Setting-up the Attendance Sheet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" table:formula="of:=[.C11]/[.D11]" table:style-name="ce2">
            <text:p>1</text:p>
          </table:table-cell>
          <table:table-cell table:number-columns-repeated="4" table:style-name="ce1"/>
          <table:table-cell office:value-type="string" table:style-name="ce1">
            <text:p>Sprint 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2">
            <text:p>2.0 Attendance Sheet</text:p>
          </table:table-cell>
          <table:table-cell office:value-type="string" table:style-name="ce2">
            <text:p>Signing-up in the Attendance Sheet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" table:formula="of:=[.C12]/[.D12]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5.0 Invitation</text:p>
          </table:table-cell>
          <table:table-cell office:value-type="string" table:style-name="ce2">
            <text:p>Attendee Confirmation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.625" table:formula="of:=[.C13]/[.D13]" table:style-name="ce2">
            <text:p>0.6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6.0 Print/Email Attendance Sheet</text:p>
          </table:table-cell>
          <table:table-cell office:value-type="string" table:style-name="ce2">
            <text:p>Emails the Attendance Sheet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.625" table:formula="of:=[.C14]/[.D14]" table:style-name="ce2">
            <text:p>0.6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6.0 Print/Email Attendance Sheet</text:p>
          </table:table-cell>
          <table:table-cell office:value-type="string" table:style-name="ce2">
            <text:p>Prints the Attendance Sheet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0.5" table:formula="of:=[.C15]/[.D15]" table:style-name="ce2">
            <text:p>0.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4.0 View Event</text:p>
          </table:table-cell>
          <table:table-cell office:value-type="string" table:style-name="ce2">
            <text:p>Sends Invitation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0.38461538461538464" table:formula="of:=[.C16]/[.D16]" table:style-name="ce2">
            <text:p>0.38461538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4.0 View Event</text:p>
          </table:table-cell>
          <table:table-cell office:value-type="string" table:style-name="ce2">
            <text:p>Receives Invitation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0.38461538461538464" table:formula="of:=[.C17]/[.D17]" table:style-name="ce2">
            <text:p>0.384615385</text:p>
          </table:table-cell>
          <table:table-cell table:number-columns-repeated="16379"/>
        </table:table-row>
        <table:table-row table:number-rows-repeated="6" table:style-name="ro3">
          <table:table-cell table:number-columns-repeated="2" table:style-name="ce2"/>
          <table:table-cell table:number-columns-repeated="2" table:style-name="ce5"/>
          <table:table-cell table:style-name="ce2"/>
          <table:table-cell table:number-columns-repeated="16379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Agile_Estimates.A1:Agile_Estimates.E16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 balderas</meta:initial-creator>
    <dc:creator>JBBalderas</dc:creator>
    <meta:creation-date>2016-01-22T21:58:47Z</meta:creation-date>
    <dc:date>2016-01-27T04:39:02Z</dc:date>
    <meta:editing-cycles>1</meta:editing-cycles>
    <meta:editing-duration>PT321S</meta:editing-duration>
  </office:meta>
</office:document-meta>
</file>